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/>
    </style:style>
    <style:style style:name="T2" style:family="text">
      <style:text-properties fo:font-size="12.00pt" fo:font-weight="bold" fo:font-family="'Arial Black'" style:font-family-asian="'Arial Black'" style:font-family-complex="'Arial Black'" fo:background-color="transparent" style:use-window-font-color="true"/>
    </style:style>
    <style:style style:name="P1" style:family="paragraph">
      <style:paragraph-properties fo:line-height="100.00%" fo:text-align="center"/>
    </style:style>
  </office:automatic-styles>
  <office:body>
    <office:text>
      <text:p text:style-name="P1"><text:span text:style-name="T1">Welcome to Archon</text:span></text:p>
      <text:p text:style-name="P1"><text:span text:style-name="T2">- By: Open Source Indie Game Dev Studios -</text:span></text:p>
      <text:p text:style-name="P1"><text:span text:style-name="T2">E-mail: OSIGDev@gmail.com</text:span></text:p>
      <text:p text:style-name="P1"><text:span text:style-name="T2">GitHub: OSIGDev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